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28cm" style:rel-column-width="4268*"/>
    </style:style>
    <style:style style:name="Таблица1.B" style:family="table-column">
      <style:table-column-properties style:column-width="4.457cm" style:rel-column-width="2527*"/>
    </style:style>
    <style:style style:name="Таблица1.C" style:family="table-column">
      <style:table-column-properties style:column-width="5.015cm" style:rel-column-width="2843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9.39cm" fo:margin-left="-2.395cm" table:align="left"/>
    </style:style>
    <style:style style:name="Таблица2.A" style:family="table-column">
      <style:table-column-properties style:column-width="16.103cm"/>
    </style:style>
    <style:style style:name="Таблица2.B" style:family="table-column">
      <style:table-column-properties style:column-width="3.28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Обычный">
      <style:paragraph-properties fo:line-height="150%" fo:text-align="center" style:justify-single-word="false"/>
    </style:style>
    <style:style style:name="P11" style:family="paragraph" style:parent-style-name="Обычный">
      <style:paragraph-properties fo:line-height="150%" fo:text-align="justify" style:justify-single-word="false"/>
    </style:style>
    <style:style style:name="P12" style:family="paragraph" style:parent-style-name="Times14_5f_РИО2">
      <style:paragraph-properties fo:margin-left="0cm" fo:margin-right="0cm" fo:line-height="150%" fo:text-indent="0cm" style:auto-text-indent="false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paragraph-rsid="00139ba8" style:font-size-asian="14pt" style:font-weight-asian="bold" style:font-size-complex="14pt"/>
    </style:style>
    <style:style style:name="P1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officeooo:rsid="00139ba8" officeooo:paragraph-rsid="00139ba8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font-size="14pt" officeooo:rsid="0016560d" officeooo:paragraph-rsid="0016560d" style:font-size-asian="14pt" style:font-size-complex="14pt"/>
    </style:style>
    <style:style style:name="P19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2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6560d" officeooo:paragraph-rsid="0016560d" style:font-size-asian="14pt" style:font-size-complex="14pt"/>
    </style:style>
    <style:style style:name="P2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39ba8"/>
    </style:style>
    <style:style style:name="P22" style:family="paragraph" style:parent-style-name="Обычный">
      <style:paragraph-properties fo:line-height="150%" fo:text-align="justify" style:justify-single-word="false"/>
      <style:text-properties officeooo:paragraph-rsid="0016560d"/>
    </style:style>
    <style:style style:name="P23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officeooo:rsid="0016a2a7" officeooo:paragraph-rsid="0016a2a7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183471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officeooo:rsid="0016560d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fo:language="en" fo:country="US" fo:font-style="italic" officeooo:rsid="0016560d" style:font-size-asian="14pt" style:font-style-asian="italic" style:font-size-complex="14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style:font-name="Arial" fo:font-size="11.5pt" fo:background-color="#ffffff" loext:char-shading-value="0" style:font-size-asian="11.5pt" style:font-name-complex="Arial" style:font-size-complex="11.5pt"/>
    </style:style>
    <style:style style:name="T13" style:family="text">
      <style:text-properties fo:text-transform="uppercase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style:font-name="Times New Roman CYR" fo:font-style="normal" style:font-name-asian="Times New Roman CYR" style:font-style-asian="normal" style:font-name-complex="Times New Roman CYR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39ba8"/>
    </style:style>
    <style:style style:name="T18" style:family="text">
      <style:text-properties officeooo:rsid="001656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Название_20_книги"><text:span text:style-name="T1">отчет</text:span></text:span></text:p>
      <text:p text:style-name="P4">по лабораторной работе №<text:span text:style-name="T18">2</text:span></text:p>
      <text:p text:style-name="P10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10"><text:span text:style-name="Название_20_книги"><text:span text:style-name="T4">Тема: </text:span></text:span><text:span text:style-name="Название_20_книги"><text:span text:style-name="T6">иерархические списки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7381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8">Кортев Ю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0"><text:span text:style-name="Основной_20_шрифт_20_абзаца"><text:span text:style-name="T5">2018</text:span></text:span></text:p>
      <text:p text:style-name="P15"/>
      <text:p text:style-name="P15"/>
      <text:p text:style-name="P15"/>
      <text:p text:style-name="P15"><text:soft-page-break/>Задание.</text:p>
      <text:p text:style-name="P16">Вариант <text:span text:style-name="T18">5</text:span>.</text:p>
      <text:p text:style-name="P18"><text:span text:style-name="T15">Написать рекурсивную функцию, определяющую количества вхождений одного бинарного коромысла в другое.</text:span></text:p>
      <text:p text:style-name="P11"><text:span text:style-name="Основной_20_шрифт_20_абзаца"><text:span text:style-name="T12"><text:line-break/></text:span></text:span></text:p>
      <text:p text:style-name="P15">Описание алгоритма.</text:p>
      <text:p text:style-name="P20"><text:span text:style-name="T14">Программа получает на вход 2 строки, инициализирует на их основе бинарные коромысла, ищет количества вхождений второго коромысла в первое. </text:span></text:p>
      <text:p text:style-name="P7"/>
      <text:p text:style-name="P15">Описание функций и структур данных.</text:p>
      <text:p text:style-name="P22"><text:span text:style-name="Основной_20_шрифт_20_абзаца"><text:span text:style-name="T4"><text:tab/>Функция</text:span></text:span><text:span text:style-name="Основной_20_шрифт_20_абзаца"><text:span text:style-name="T7"> </text:span></text:span><text:span text:style-name="Основной_20_шрифт_20_абзаца"><text:span text:style-name="T8">BinKor* crtBinKor(char* str, int* i,BinKor* parent)</text:span></text:span></text:p>
      <text:p text:style-name="P22"><text:span text:style-name="Основной_20_шрифт_20_абзаца"><text:span text:style-name="T8">Обрабатывая строку str, инициализирует бинарное коромысло, parent – указатель на родительское бинарное коромысло.</text:span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7"/></text:span></text:p>
      <text:p text:style-name="P22"><text:span text:style-name="Основной_20_шрифт_20_абзаца"><text:span text:style-name="T4"><text:tab/>Функция</text:span></text:span><text:span text:style-name="Основной_20_шрифт_20_абзаца"><text:span text:style-name="T7"> </text:span></text:span><text:span text:style-name="Основной_20_шрифт_20_абзаца"><text:span text:style-name="T10">void numKor(BinKor* f,BinKor* sec,int* num)</text:span></text:span></text:p>
      <text:p text:style-name="P11"><text:span text:style-name="Основной_20_шрифт_20_абзаца"><text:span text:style-name="T9"/></text:span></text:p>
      <text:p text:style-name="P7"><text:span text:style-name="Основной_20_шрифт_20_абзаца"><text:tab/></text:span><text:span text:style-name="Основной_20_шрифт_20_абзаца"><text:span text:style-name="T18">Функция записывает в num количество вхождений коромысла sec в f.</text:span></text:span></text:p>
      <text:p text:style-name="P11"><text:span text:style-name="Основной_20_шрифт_20_абзаца"><text:span text:style-name="T4"><text:tab/></text:span></text:span></text:p>
      <text:p text:style-name="P11"><text:span text:style-name="Основной_20_шрифт_20_абзаца"><text:span text:style-name="T4"><text:tab/></text:span></text:span></text:p>
      <text:p text:style-name="P11"><text:span text:style-name="Основной_20_шрифт_20_абзаца"><text:span text:style-name="T2"/></text:span></text:p>
      <text:p text:style-name="P11"><text:span text:style-name="Основной_20_шрифт_20_абзаца"><text:span text:style-name="T2"/></text:span></text:p>
      <text:p text:style-name="P11"><text:span text:style-name="Основной_20_шрифт_20_абзаца"><text:span text:style-name="T2"><text:tab/><text:tab/><text:tab/><text:tab/></text:span></text:span></text:p>
      <text:p text:style-name="P11"><text:span text:style-name="Основной_20_шрифт_20_абзаца"><text:span text:style-name="T2"/></text:span></text:p>
      <text:p text:style-name="P22"><text:span text:style-name="Основной_20_шрифт_20_абзаца"><text:span text:style-name="T2"><text:tab/><text:tab/><text:tab/><text:tab/></text:span></text:span></text:p>
      <text:p text:style-name="P22"><text:span text:style-name="Основной_20_шрифт_20_абзаца"><text:span text:style-name="T3"/></text:span></text:p>
      <text:p text:style-name="P22"><text:span text:style-name="Основной_20_шрифт_20_абзаца"><text:span text:style-name="T3"/></text:span></text:p>
      <text:p text:style-name="P22"><text:span text:style-name="Основной_20_шрифт_20_абзаца"><text:span text:style-name="T3"/></text:span></text:p>
      <text:p text:style-name="P22"><text:span text:style-name="Основной_20_шрифт_20_абзаца"><text:span text:style-name="T3"/></text:span></text:p>
      <text:p text:style-name="P22"><text:span text:style-name="Основной_20_шрифт_20_абзаца"><text:span text:style-name="T3"/></text:span></text:p>
      <text:p text:style-name="P22"><text:soft-page-break/><text:span text:style-name="Основной_20_шрифт_20_абзаца"><text:span text:style-name="T3"><text:tab/><text:tab/><text:tab/></text:span></text:span><text:span text:style-name="T16">Тестирование.</text:span></text:p>
      <text:p text:style-name="P11"><text:span text:style-name="Основной_20_шрифт_20_абзаца"><text:span text:style-name="T4"/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((4 5) (5 6))</text:p>
            <text:p text:style-name="P24">((4 5) (5 6))</text:p>
          </table:table-cell>
          <table:table-cell table:style-name="Таблица2.B1" office:value-type="string">
            <text:p text:style-name="P24">1</text:p>
          </table:table-cell>
        </table:table-row>
        <table:table-row>
          <table:table-cell table:style-name="Таблица2.A2" office:value-type="string">
            <text:p text:style-name="P24">((4 5) (3 ((3 4) (5 6))))</text:p>
            <text:p text:style-name="P24">((3 4) (5 6))</text:p>
          </table:table-cell>
          <table:table-cell table:style-name="Таблица2.B2" office:value-type="string">
            <text:p text:style-name="P24">1</text:p>
          </table:table-cell>
        </table:table-row>
        <table:table-row>
          <table:table-cell table:style-name="Таблица2.A2" office:value-type="string">
            <text:p text:style-name="P24">((4 3) (4 <text:s/>((4 5) (3 4)))</text:p>
            <text:p text:style-name="P24">((5 6) (5 6))</text:p>
          </table:table-cell>
          <table:table-cell table:style-name="Таблица2.B2" office:value-type="string">
            <text:p text:style-name="P24">0</text:p>
          </table:table-cell>
        </table:table-row>
        <table:table-row>
          <table:table-cell table:style-name="Таблица2.A2" office:value-type="string">
            <text:p text:style-name="P17"/>
          </table:table-cell>
          <table:table-cell table:style-name="Таблица2.B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4">((5 ((6 7) (7 ((6 7) (5 7))))) (5 ((6 7) (6 ((6 7) (5 7))))))</text:p>
            <text:p text:style-name="P24">((6 7) (5 7))</text:p>
          </table:table-cell>
          <table:table-cell table:style-name="Таблица2.B2" office:value-type="string">
            <text:p text:style-name="P24">2</text:p>
          </table:table-cell>
        </table:table-row>
      </table:table>
      <text:p text:style-name="P7"/>
      <text:p text:style-name="P15"/>
      <text:p text:style-name="P14"><text:tab/>Выводы.</text:p>
      <text:p text:style-name="P21"><text:span text:style-name="T4">В результате работы были усвоены методы </text:span><text:span text:style-name="T6">работы с иерархическими списками, инициализация иерархических списков, закреплена тема — рекурсия.</text:span></text:p>
      <text:p text:style-name="P12"><text:span text:style-name="Название_20_книги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2.889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wiss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wiss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8.308cm"/>
          <style:tab-stop style:position="-3.057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pl-k" style:family="text"/>
    <style:style style:name="blob-code-inner" style:family="text"/>
    <style:style style:name="pl-s" style:family="text"/>
    <style:style style:name="pl-pds" style:family="text"/>
    <style:style style:name="pl-c" style:family="text"/>
    <style:style style:name="pl-en" style:family="text"/>
    <style:style style:name="pl-c1" style:family="text"/>
    <style:style style:name="pl-cce" style:family="text"/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ОЕКТ ЛЭТИ</dc:title>
    <dc:subject/>
    <meta:initial-creator>SAP</meta:initial-creator>
    <meta:creation-date>2018-09-20T11:42:00Z</meta:creation-date>
    <dc:date>2018-09-28T18:17:56.288042584</dc:date>
    <meta:print-date>2015-07-17T09:06:00Z</meta:print-date>
    <meta:editing-cycles>9</meta:editing-cycles>
    <meta:editing-duration>PT39M13S</meta:editing-duration>
    <meta:document-statistic meta:table-count="2" meta:image-count="0" meta:object-count="0" meta:page-count="3" meta:paragraph-count="47" meta:word-count="185" meta:character-count="1259" meta:non-whitespace-character-count="1088"/>
    <meta:template xlink:type="simple" xlink:actuate="onRequest" xlink:title="" xlink:href="../../Downloads/lab1Report.odt/Normal"/>
  </office:meta>
</office:document-meta>
</file>